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dc7" officeooo:paragraph-rsid="00116dc7"/>
    </style:style>
    <style:style style:name="P2" style:family="paragraph" style:parent-style-name="Standard">
      <style:text-properties officeooo:paragraph-rsid="00116dc7"/>
    </style:style>
    <style:style style:name="P3" style:family="paragraph" style:parent-style-name="Standard">
      <style:text-properties officeooo:rsid="00117f8f" officeooo:paragraph-rsid="00117f8f"/>
    </style:style>
    <style:style style:name="P4" style:family="paragraph" style:parent-style-name="Standard">
      <style:text-properties officeooo:paragraph-rsid="00117f8f"/>
    </style:style>
    <style:style style:name="P5" style:family="paragraph" style:parent-style-name="Standard">
      <style:text-properties officeooo:rsid="00125f5e" officeooo:paragraph-rsid="00125f5e"/>
    </style:style>
    <style:style style:name="P6" style:family="paragraph" style:parent-style-name="Standard">
      <style:text-properties officeooo:paragraph-rsid="00125f5e"/>
    </style:style>
    <style:style style:name="P7" style:family="paragraph" style:parent-style-name="Standard">
      <style:text-properties officeooo:rsid="0012e2db" officeooo:paragraph-rsid="0012e2db"/>
    </style:style>
    <style:style style:name="P8" style:family="paragraph" style:parent-style-name="Standard">
      <style:text-properties officeooo:paragraph-rsid="0012e2db"/>
    </style:style>
    <style:style style:name="T1" style:family="text">
      <style:text-properties officeooo:rsid="00116dc7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16dc7" style:font-size-asian="12pt" style:font-size-complex="12pt"/>
    </style:style>
    <style:style style:name="T4" style:family="text">
      <style:text-properties style:font-name="Liberation Serif" fo:font-size="12pt" officeooo:rsid="00117f8f" style:font-size-asian="12pt" style:font-size-complex="12pt"/>
    </style:style>
    <style:style style:name="T5" style:family="text">
      <style:text-properties style:font-name="Liberation Serif" fo:font-size="12pt" officeooo:rsid="00125f5e" style:font-size-asian="12pt" style:font-size-complex="12pt"/>
    </style:style>
    <style:style style:name="T6" style:family="text">
      <style:text-properties style:font-name="Liberation Serif" fo:font-size="12pt" officeooo:rsid="0012e2d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3</text:p>
      <text:p text:style-name="P2"><text:span text:style-name="T1">il n’est pas util</text:span><text:span text:style-name="T3">e de redef </text:span><text:span text:style-name="T2">effectuerDepot </text:span><text:span text:style-name="T3">car la function de nemande pas de mise a jour et elle est definit dans la classe parent</text:span></text:p>
      <text:p text:style-name="P2"><text:span text:style-name="T3"/></text:p>
      <text:p text:style-name="P3"><text:span text:style-name="T3">Q</text:span><text:span text:style-name="T2">uestion 17</text:span></text:p>
      <text:p text:style-name="P4"><text:span text:style-name="T4">il n’est pas utile de redef </text:span><text:span text:style-name="T2">effectuerVirement</text:span><text:span text:style-name="T4"> car elle utilisse les function effectuerDepot et effectuerRetrait qui on d’ejat toute les securiter en place.</text:span></text:p>
      <text:p text:style-name="P4"><text:span text:style-name="T4"/></text:p>
      <text:p text:style-name="P5"><text:span text:style-name="T4">Q</text:span><text:span text:style-name="T2">uestion 18</text:span></text:p>
      <text:p text:style-name="P6"><text:span text:style-name="T5">Le </text:span><text:span text:style-name="T2">polymorphisme</text:span><text:span text:style-name="T5"> est le fait de redef une function en lui donnant le même nom que la function du parent.</text:span></text:p>
      <text:p text:style-name="P6"><text:span text:style-name="T5"/></text:p>
      <text:p text:style-name="P7"><text:span text:style-name="T5">Q</text:span><text:span text:style-name="T2">uestion 19</text:span></text:p>
      <text:p text:style-name="P7"><text:span text:style-name="T2">On peut deffinir cette classe au niveaux de la classe compte.</text:span></text:p>
      <text:p text:style-name="P7"><text:span text:style-name="T2">Il n’y auras pas d’impact mais cette fonction serat pas utilisable</text:span></text:p>
      <text:p text:style-name="P7"><text:span text:style-name="T2"/></text:p>
      <text:p text:style-name="P8"><text:span text:style-name="T6">Sl serat pas n</text:span><text:span text:style-name="T2">ecessaire</text:span><text:span text:style-name="T6"> de la redef dans les classe filles ci elle a ete codé dans ce bu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117" meta:character-count="650" meta:non-whitespace-character-count="543"/>
  </office:meta>
</office:document-meta>
</file>